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1">
      <style:text-properties officeooo:rsid="00514927"/>
    </style:style>
    <style:style style:name="P2" style:family="paragraph" style:parent-style-name="Text_20_body">
      <style:text-properties officeooo:rsid="00f2a387" officeooo:paragraph-rsid="00f2a387"/>
    </style:style>
    <style:style style:name="P3" style:family="paragraph" style:parent-style-name="Text_20_body" style:list-style-name="L10">
      <style:text-properties officeooo:rsid="00f41e94" officeooo:paragraph-rsid="00f41e94"/>
    </style:style>
    <style:style style:name="P4" style:family="paragraph" style:parent-style-name="Text_20_body" style:list-style-name="L10">
      <style:text-properties officeooo:rsid="00f54cf3" officeooo:paragraph-rsid="00f54cf3"/>
    </style:style>
    <style:style style:name="P5" style:family="paragraph" style:parent-style-name="Text_20_body" style:list-style-name="L10">
      <style:text-properties officeooo:rsid="00f97127" officeooo:paragraph-rsid="00f97127"/>
    </style:style>
    <style:style style:name="P6" style:family="paragraph" style:parent-style-name="Text_20_body">
      <style:text-properties officeooo:rsid="00fc0fc3" officeooo:paragraph-rsid="00fc0fc3"/>
    </style:style>
    <style:style style:name="P7" style:family="paragraph" style:parent-style-name="Text_20_body">
      <style:text-properties officeooo:rsid="00ff01b8" officeooo:paragraph-rsid="00ff01b8"/>
    </style:style>
    <style:style style:name="P8" style:family="paragraph" style:parent-style-name="Text_20_body">
      <style:text-properties officeooo:rsid="00ff01b8" officeooo:paragraph-rsid="00ff4371"/>
    </style:style>
    <style:style style:name="P9" style:family="paragraph" style:parent-style-name="Text_20_body">
      <style:text-properties officeooo:rsid="0106fb46" officeooo:paragraph-rsid="0106fb46"/>
    </style:style>
    <style:style style:name="P10" style:family="paragraph" style:parent-style-name="Text_20_body">
      <style:text-properties officeooo:rsid="010d6d05" officeooo:paragraph-rsid="010d6d05"/>
    </style:style>
    <style:style style:name="P11" style:family="paragraph" style:parent-style-name="Text_20_body">
      <style:text-properties officeooo:rsid="0114eedd" officeooo:paragraph-rsid="0114eedd"/>
    </style:style>
    <style:style style:name="P12" style:family="paragraph" style:parent-style-name="Text_20_body">
      <style:text-properties fo:font-weight="bold" officeooo:rsid="011780fe" officeooo:paragraph-rsid="011780fe" style:font-weight-asian="bold" style:font-weight-complex="bold"/>
    </style:style>
    <style:style style:name="P13" style:family="paragraph" style:parent-style-name="Text_20_body">
      <style:text-properties fo:font-weight="bold" officeooo:rsid="01180b06" officeooo:paragraph-rsid="01180b06" style:font-weight-asian="bold" style:font-weight-complex="bold"/>
    </style:style>
    <style:style style:name="P14" style:family="paragraph" style:parent-style-name="Text_20_body">
      <style:text-properties fo:font-weight="bold" officeooo:rsid="0119dfe5" officeooo:paragraph-rsid="0119dfe5" style:font-weight-asian="bold" style:font-weight-complex="bold"/>
    </style:style>
    <style:style style:name="P15" style:family="paragraph" style:parent-style-name="Text_20_body">
      <style:text-properties fo:font-weight="bold" officeooo:rsid="011b3ef9" officeooo:paragraph-rsid="011b3ef9" style:font-weight-asian="bold" style:font-weight-complex="bold"/>
    </style:style>
    <style:style style:name="P16" style:family="paragraph" style:parent-style-name="Text_20_body">
      <style:text-properties fo:font-weight="bold" officeooo:rsid="011e9f0e" officeooo:paragraph-rsid="011e9f0e" style:font-weight-asian="bold" style:font-weight-complex="bold"/>
    </style:style>
    <style:style style:name="P17" style:family="paragraph" style:parent-style-name="Text_20_body">
      <style:text-properties fo:font-weight="bold" officeooo:rsid="012903df" officeooo:paragraph-rsid="012903df" style:font-weight-asian="bold" style:font-weight-complex="bold"/>
    </style:style>
    <style:style style:name="P18" style:family="paragraph" style:parent-style-name="Text_20_body">
      <style:text-properties fo:font-weight="bold" officeooo:rsid="0151793c" officeooo:paragraph-rsid="0151793c" style:font-weight-asian="bold" style:font-weight-complex="bold"/>
    </style:style>
    <style:style style:name="P19" style:family="paragraph" style:parent-style-name="Text_20_body" style:list-style-name="L14">
      <style:text-properties fo:font-weight="bold" officeooo:rsid="015ba299" officeooo:paragraph-rsid="015ba299" style:font-weight-asian="bold" style:font-weight-complex="bold"/>
    </style:style>
    <style:style style:name="P20" style:family="paragraph" style:parent-style-name="Text_20_body" style:list-style-name="L14">
      <style:text-properties fo:font-weight="bold" officeooo:rsid="015e9dbe" officeooo:paragraph-rsid="015e9dbe" style:font-weight-asian="bold" style:font-weight-complex="bold"/>
    </style:style>
    <style:style style:name="P21" style:family="paragraph" style:parent-style-name="Text_20_body" style:list-style-name="L14">
      <style:text-properties fo:font-weight="bold" officeooo:rsid="0165c77e" officeooo:paragraph-rsid="0165c77e" style:font-weight-asian="bold" style:font-weight-complex="bold"/>
    </style:style>
    <style:style style:name="P22" style:family="paragraph" style:parent-style-name="Text_20_body" style:list-style-name="L18">
      <style:text-properties fo:font-weight="normal" officeooo:rsid="0190f3ad" officeooo:paragraph-rsid="0190f3ad" style:font-weight-asian="normal" style:font-weight-complex="normal"/>
    </style:style>
    <style:style style:name="P23" style:family="paragraph" style:parent-style-name="Text_20_body" style:list-style-name="L11">
      <style:text-properties officeooo:rsid="012dfeb3" officeooo:paragraph-rsid="012dfeb3"/>
    </style:style>
    <style:style style:name="P24" style:family="paragraph" style:parent-style-name="Text_20_body" style:list-style-name="L11">
      <style:text-properties officeooo:rsid="0130fe5c" officeooo:paragraph-rsid="0130fe5c"/>
    </style:style>
    <style:style style:name="P25" style:family="paragraph" style:parent-style-name="Text_20_body" style:list-style-name="L11">
      <style:text-properties officeooo:rsid="0131d56c" officeooo:paragraph-rsid="0131d56c"/>
    </style:style>
    <style:style style:name="P26" style:family="paragraph" style:parent-style-name="Text_20_body" style:list-style-name="L12">
      <style:text-properties officeooo:rsid="0131f723" officeooo:paragraph-rsid="0131f723"/>
    </style:style>
    <style:style style:name="P27" style:family="paragraph" style:parent-style-name="Text_20_body" style:list-style-name="L12">
      <style:text-properties officeooo:rsid="01335335" officeooo:paragraph-rsid="01335335"/>
    </style:style>
    <style:style style:name="P28" style:family="paragraph" style:parent-style-name="Text_20_body">
      <style:text-properties officeooo:rsid="0140a8b9" officeooo:paragraph-rsid="0140a8b9"/>
    </style:style>
    <style:style style:name="P29" style:family="paragraph" style:parent-style-name="Text_20_body" style:list-style-name="L13">
      <style:text-properties officeooo:rsid="0142d9ab" officeooo:paragraph-rsid="0142d9ab"/>
    </style:style>
    <style:style style:name="P30" style:family="paragraph" style:parent-style-name="Text_20_body" style:list-style-name="L13">
      <style:text-properties officeooo:rsid="014468b9" officeooo:paragraph-rsid="014468b9"/>
    </style:style>
    <style:style style:name="P31" style:family="paragraph" style:parent-style-name="Text_20_body" style:list-style-name="L14">
      <style:text-properties officeooo:paragraph-rsid="0153bc21"/>
    </style:style>
    <style:style style:name="P32" style:family="paragraph" style:parent-style-name="Text_20_body">
      <style:text-properties officeooo:rsid="016c9ebc" officeooo:paragraph-rsid="016c9ebc"/>
    </style:style>
    <style:style style:name="P33" style:family="paragraph" style:parent-style-name="Text_20_body" style:list-style-name="L17">
      <style:text-properties officeooo:rsid="016f86fb" officeooo:paragraph-rsid="016f86fb"/>
    </style:style>
    <style:style style:name="P34" style:family="paragraph" style:parent-style-name="Text_20_body" style:list-style-name="L17">
      <style:text-properties officeooo:rsid="01718151" officeooo:paragraph-rsid="01718151"/>
    </style:style>
    <style:style style:name="P35" style:family="paragraph" style:parent-style-name="Text_20_body" style:list-style-name="L17">
      <style:text-properties officeooo:rsid="01777369" officeooo:paragraph-rsid="01777369"/>
    </style:style>
    <style:style style:name="P36" style:family="paragraph" style:parent-style-name="Text_20_body" style:list-style-name="L17">
      <style:text-properties officeooo:rsid="017dea3b" officeooo:paragraph-rsid="017dea3b"/>
    </style:style>
    <style:style style:name="P37" style:family="paragraph" style:parent-style-name="Text_20_body">
      <style:text-properties officeooo:rsid="017f6e06" officeooo:paragraph-rsid="017f6e06"/>
    </style:style>
    <style:style style:name="P38" style:family="paragraph" style:parent-style-name="Text_20_body" style:list-style-name="L17">
      <style:text-properties officeooo:rsid="01819f02" officeooo:paragraph-rsid="01819f02"/>
    </style:style>
    <style:style style:name="P39" style:family="paragraph" style:parent-style-name="Text_20_body" style:list-style-name="L18">
      <style:text-properties officeooo:rsid="0183c2c2" officeooo:paragraph-rsid="01a65d60"/>
    </style:style>
    <style:style style:name="P40" style:family="paragraph" style:parent-style-name="Text_20_body" style:list-style-name="L18">
      <style:text-properties officeooo:rsid="01890263" officeooo:paragraph-rsid="01890263"/>
    </style:style>
    <style:style style:name="P41" style:family="paragraph" style:parent-style-name="Text_20_body" style:list-style-name="L18">
      <style:text-properties officeooo:rsid="018c5fd3" officeooo:paragraph-rsid="018c5fd3"/>
    </style:style>
    <style:style style:name="P42" style:family="paragraph" style:parent-style-name="Text_20_body" style:list-style-name="L18">
      <style:text-properties officeooo:rsid="018ea8fa" officeooo:paragraph-rsid="018ea8fa"/>
    </style:style>
    <style:style style:name="P43" style:family="paragraph" style:parent-style-name="Text_20_body" style:list-style-name="L18">
      <style:text-properties officeooo:rsid="0190f3ad" officeooo:paragraph-rsid="0190f3ad"/>
    </style:style>
    <style:style style:name="P44" style:family="paragraph" style:parent-style-name="Text_20_body" style:list-style-name="L18">
      <style:text-properties officeooo:rsid="019424ae" officeooo:paragraph-rsid="019424ae"/>
    </style:style>
    <style:style style:name="P45" style:family="paragraph" style:parent-style-name="Text_20_body" style:list-style-name="L18">
      <style:text-properties officeooo:rsid="0195ba2f" officeooo:paragraph-rsid="0195ba2f"/>
    </style:style>
    <style:style style:name="P46" style:family="paragraph" style:parent-style-name="Text_20_body" style:list-style-name="L18">
      <style:text-properties officeooo:rsid="01996456" officeooo:paragraph-rsid="01996456"/>
    </style:style>
    <style:style style:name="P47" style:family="paragraph" style:parent-style-name="Text_20_body" style:list-style-name="L18">
      <style:text-properties officeooo:paragraph-rsid="019fa0cd"/>
    </style:style>
    <style:style style:name="P48" style:family="paragraph" style:parent-style-name="Text_20_body">
      <style:text-properties officeooo:paragraph-rsid="019fa0cd"/>
    </style:style>
    <style:style style:name="P49" style:family="paragraph" style:parent-style-name="Text_20_body">
      <style:text-properties officeooo:rsid="01b4dda4" officeooo:paragraph-rsid="01b4dda4"/>
    </style:style>
    <style:style style:name="T1" style:family="text">
      <style:text-properties officeooo:rsid="00f41e94"/>
    </style:style>
    <style:style style:name="T2" style:family="text">
      <style:text-properties officeooo:rsid="00f54cf3"/>
    </style:style>
    <style:style style:name="T3" style:family="text">
      <style:text-properties officeooo:rsid="00f5a834"/>
    </style:style>
    <style:style style:name="T4" style:family="text">
      <style:text-properties officeooo:rsid="00f7de4e"/>
    </style:style>
    <style:style style:name="T5" style:family="text">
      <style:text-properties officeooo:rsid="00fa91d4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ff4371" style:font-style-asian="italic" style:font-style-complex="italic"/>
    </style:style>
    <style:style style:name="T8" style:family="text">
      <style:text-properties fo:font-style="italic" officeooo:rsid="00ff90be" style:font-style-asian="italic" style:font-style-complex="italic"/>
    </style:style>
    <style:style style:name="T9" style:family="text">
      <style:text-properties fo:font-style="italic" officeooo:rsid="01017833" style:font-style-asian="italic" style:font-style-complex="italic"/>
    </style:style>
    <style:style style:name="T10" style:family="text">
      <style:text-properties fo:font-style="italic" officeooo:rsid="0102bd6d" style:font-style-asian="italic" style:font-style-complex="italic"/>
    </style:style>
    <style:style style:name="T11" style:family="text">
      <style:text-properties fo:font-style="italic" officeooo:rsid="01082311" style:font-style-asian="italic" style:font-style-complex="italic"/>
    </style:style>
    <style:style style:name="T12" style:family="text">
      <style:text-properties fo:font-style="italic" officeooo:rsid="0108db38" style:font-style-asian="italic" style:font-style-complex="italic"/>
    </style:style>
    <style:style style:name="T13" style:family="text">
      <style:text-properties fo:font-style="italic" officeooo:rsid="01093bcf" style:font-style-asian="italic" style:font-style-complex="italic"/>
    </style:style>
    <style:style style:name="T14" style:family="text">
      <style:text-properties fo:font-style="italic" officeooo:rsid="010acc6b" style:font-style-asian="italic" style:font-style-complex="italic"/>
    </style:style>
    <style:style style:name="T15" style:family="text">
      <style:text-properties fo:font-style="italic" officeooo:rsid="012c2a12" style:font-style-asian="italic" style:font-style-complex="italic"/>
    </style:style>
    <style:style style:name="T16" style:family="text">
      <style:text-properties officeooo:rsid="010c6924"/>
    </style:style>
    <style:style style:name="T17" style:family="text">
      <style:text-properties officeooo:rsid="010d9174"/>
    </style:style>
    <style:style style:name="T18" style:family="text">
      <style:text-properties officeooo:rsid="010f782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153bc21" style:font-weight-asian="bold" style:font-weight-complex="bold"/>
    </style:style>
    <style:style style:name="T21" style:family="text">
      <style:text-properties fo:font-weight="bold" officeooo:rsid="0150225d" style:font-weight-asian="bold" style:font-weight-complex="bold"/>
    </style:style>
    <style:style style:name="T22" style:family="text">
      <style:text-properties officeooo:rsid="0111e582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119d13e" style:font-weight-asian="normal" style:font-weight-complex="normal"/>
    </style:style>
    <style:style style:name="T25" style:family="text">
      <style:text-properties fo:font-weight="normal" officeooo:rsid="0119dfe5" style:font-weight-asian="normal" style:font-weight-complex="normal"/>
    </style:style>
    <style:style style:name="T26" style:family="text">
      <style:text-properties fo:font-weight="normal" officeooo:rsid="011af99c" style:font-weight-asian="normal" style:font-weight-complex="normal"/>
    </style:style>
    <style:style style:name="T27" style:family="text">
      <style:text-properties fo:font-weight="normal" officeooo:rsid="011b3ef9" style:font-weight-asian="normal" style:font-weight-complex="normal"/>
    </style:style>
    <style:style style:name="T28" style:family="text">
      <style:text-properties fo:font-weight="normal" officeooo:rsid="011b6df6" style:font-weight-asian="normal" style:font-weight-complex="normal"/>
    </style:style>
    <style:style style:name="T29" style:family="text">
      <style:text-properties fo:font-weight="normal" officeooo:rsid="011fdd97" style:font-weight-asian="normal" style:font-weight-complex="normal"/>
    </style:style>
    <style:style style:name="T30" style:family="text">
      <style:text-properties fo:font-weight="normal" officeooo:rsid="01217788" style:font-weight-asian="normal" style:font-weight-complex="normal"/>
    </style:style>
    <style:style style:name="T31" style:family="text">
      <style:text-properties fo:font-weight="normal" officeooo:rsid="0121c0c0" style:font-weight-asian="normal" style:font-weight-complex="normal"/>
    </style:style>
    <style:style style:name="T32" style:family="text">
      <style:text-properties fo:font-weight="normal" officeooo:rsid="0123a802" style:font-weight-asian="normal" style:font-weight-complex="normal"/>
    </style:style>
    <style:style style:name="T33" style:family="text">
      <style:text-properties fo:font-weight="normal" officeooo:rsid="0124a4f6" style:font-weight-asian="normal" style:font-weight-complex="normal"/>
    </style:style>
    <style:style style:name="T34" style:family="text">
      <style:text-properties fo:font-weight="normal" officeooo:rsid="01263b56" style:font-weight-asian="normal" style:font-weight-complex="normal"/>
    </style:style>
    <style:style style:name="T35" style:family="text">
      <style:text-properties fo:font-weight="normal" officeooo:rsid="0128c8ee" style:font-weight-asian="normal" style:font-weight-complex="normal"/>
    </style:style>
    <style:style style:name="T36" style:family="text">
      <style:text-properties fo:font-weight="normal" officeooo:rsid="012a7c05" style:font-weight-asian="normal" style:font-weight-complex="normal"/>
    </style:style>
    <style:style style:name="T37" style:family="text">
      <style:text-properties fo:font-weight="normal" officeooo:rsid="012cf9d0" style:font-weight-asian="normal" style:font-weight-complex="normal"/>
    </style:style>
    <style:style style:name="T38" style:family="text">
      <style:text-properties fo:font-weight="normal" officeooo:rsid="014cc254" style:font-weight-asian="normal" style:font-weight-complex="normal"/>
    </style:style>
    <style:style style:name="T39" style:family="text">
      <style:text-properties fo:font-weight="normal" officeooo:rsid="0153bc21" style:font-weight-asian="normal" style:font-weight-complex="normal"/>
    </style:style>
    <style:style style:name="T40" style:family="text">
      <style:text-properties fo:font-weight="normal" officeooo:rsid="0156e7c0" style:font-weight-asian="normal" style:font-weight-complex="normal"/>
    </style:style>
    <style:style style:name="T41" style:family="text">
      <style:text-properties fo:font-weight="normal" officeooo:rsid="01581837" style:font-weight-asian="normal" style:font-weight-complex="normal"/>
    </style:style>
    <style:style style:name="T42" style:family="text">
      <style:text-properties fo:font-weight="normal" officeooo:rsid="015c431d" style:font-weight-asian="normal" style:font-weight-complex="normal"/>
    </style:style>
    <style:style style:name="T43" style:family="text">
      <style:text-properties fo:font-weight="normal" officeooo:rsid="0150225d" style:font-weight-asian="normal" style:font-weight-complex="normal"/>
    </style:style>
    <style:style style:name="T44" style:family="text">
      <style:text-properties fo:font-weight="normal" officeooo:rsid="015edb2c" style:font-weight-asian="normal" style:font-weight-complex="normal"/>
    </style:style>
    <style:style style:name="T45" style:family="text">
      <style:text-properties fo:font-weight="normal" officeooo:rsid="015f7bd4" style:font-weight-asian="normal" style:font-weight-complex="normal"/>
    </style:style>
    <style:style style:name="T46" style:family="text">
      <style:text-properties fo:font-weight="normal" officeooo:rsid="016170dc" style:font-weight-asian="normal" style:font-weight-complex="normal"/>
    </style:style>
    <style:style style:name="T47" style:family="text">
      <style:text-properties fo:font-weight="normal" officeooo:rsid="0163126d" style:font-weight-asian="normal" style:font-weight-complex="normal"/>
    </style:style>
    <style:style style:name="T48" style:family="text">
      <style:text-properties fo:font-weight="normal" officeooo:rsid="0166b53c" style:font-weight-asian="normal" style:font-weight-complex="normal"/>
    </style:style>
    <style:style style:name="T49" style:family="text">
      <style:text-properties fo:font-weight="normal" officeooo:rsid="01683c77" style:font-weight-asian="normal" style:font-weight-complex="normal"/>
    </style:style>
    <style:style style:name="T50" style:family="text">
      <style:text-properties fo:font-weight="normal" officeooo:rsid="0169c5dc" style:font-weight-asian="normal" style:font-weight-complex="normal"/>
    </style:style>
    <style:style style:name="T51" style:family="text">
      <style:text-properties fo:font-weight="normal" officeooo:rsid="0195ba2f" style:font-weight-asian="normal" style:font-weight-complex="normal"/>
    </style:style>
    <style:style style:name="T52" style:family="text">
      <style:text-properties officeooo:rsid="011d35bf"/>
    </style:style>
    <style:style style:name="T53" style:family="text">
      <style:text-properties officeooo:rsid="012983f6"/>
    </style:style>
    <style:style style:name="T54" style:family="text">
      <style:text-properties officeooo:rsid="012faf3e"/>
    </style:style>
    <style:style style:name="T55" style:family="text">
      <style:text-properties officeooo:rsid="0131bd2f"/>
    </style:style>
    <style:style style:name="T56" style:family="text">
      <style:text-properties officeooo:rsid="01399a89"/>
    </style:style>
    <style:style style:name="T57" style:family="text">
      <style:text-properties officeooo:rsid="013c7826"/>
    </style:style>
    <style:style style:name="T58" style:family="text">
      <style:text-properties officeooo:rsid="01428ae7"/>
    </style:style>
    <style:style style:name="T59" style:family="text">
      <style:text-properties officeooo:rsid="0153bc21"/>
    </style:style>
    <style:style style:name="T60" style:family="text">
      <style:text-properties officeooo:rsid="015c431d"/>
    </style:style>
    <style:style style:name="T61" style:family="text">
      <style:text-properties fo:font-style="normal" fo:font-weight="bold" style:font-style-asian="normal" style:font-weight-asian="bold" style:font-style-complex="normal" style:font-weight-complex="bold"/>
    </style:style>
    <style:style style:name="T6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195ba2f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1979760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19b236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19c9ff5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19dccd1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19fa0cd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1a0542b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1a17d51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1a3abe5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1a4a704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1aaa35b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1adde86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1b178da" style:font-style-asian="normal" style:font-weight-asian="normal" style:font-style-complex="normal" style:font-weight-complex="normal"/>
    </style:style>
    <style:style style:name="T76" style:family="text">
      <style:text-properties officeooo:rsid="016e1b00"/>
    </style:style>
    <style:style style:name="T77" style:family="text">
      <style:text-properties officeooo:rsid="01718151"/>
    </style:style>
    <style:style style:name="T78" style:family="text">
      <style:text-properties officeooo:rsid="0173b224"/>
    </style:style>
    <style:style style:name="T79" style:family="text">
      <style:text-properties officeooo:rsid="01788917"/>
    </style:style>
    <style:style style:name="T80" style:family="text">
      <style:text-properties officeooo:rsid="018070a1"/>
    </style:style>
    <style:style style:name="T81" style:family="text">
      <style:text-properties officeooo:rsid="0184a508"/>
    </style:style>
    <style:style style:name="T82" style:family="text">
      <style:text-properties officeooo:rsid="0184a8e5"/>
    </style:style>
    <style:style style:name="T83" style:family="text">
      <style:text-properties officeooo:rsid="018a81f1"/>
    </style:style>
    <style:style style:name="T84" style:family="text">
      <style:text-properties officeooo:rsid="018c06ab"/>
    </style:style>
    <style:style style:name="T85" style:family="text">
      <style:text-properties officeooo:rsid="018e3278"/>
    </style:style>
    <style:style style:name="T86" style:family="text">
      <style:text-properties officeooo:rsid="0195ba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Specifikace: Guess IT! (inkrement #0)</text:h>
      <text:p text:style-name="P2"><text:span text:style-name="T1">V tomto dokumentu se nachází specifikace</text:span> inkrementu #<text:span text:style-name="T1">0 jehož účelem je:</text:span></text:p>
      <text:list xml:id="list794146531519601195" text:style-name="L10">
        <text:list-item>
          <text:p text:style-name="P3"><text:span text:style-name="T2">Specifikovat</text:span> nejmenší možné zadání použitelné aplikace (použitelné zde znamená, že hra je hratelná a umožňuje lepší rozšiřitelnost o sady kartiček než konkurenční aplikace).</text:p>
        </text:list-item>
        <text:list-item>
          <text:p text:style-name="P4">„Být prototypem“ pro další rozhodování o budoucnosti projektu, především pak o vyhodnocení:</text:p>
          <text:list>
            <text:list-item>
              <text:p text:style-name="P4"><text:span text:style-name="T4">r</text:span>eálné <text:span text:style-name="T5">uživatelské </text:span>použitelnosti pro samotnou hru,</text:p>
            </text:list-item>
            <text:list-item>
              <text:p text:style-name="P5">finanční návratnosti / monetizovatelnosti,</text:p>
            </text:list-item>
            <text:list-item>
              <text:p text:style-name="P4"><text:span text:style-name="T4">s</text:span>právnosti odhadu nákladů čá<text:span text:style-name="T3">sti fáze (že vývoj není výrazně dražší než bylo odhadováno).</text:span></text:p>
            </text:list-item>
          </text:list>
        </text:list-item>
      </text:list>
      <text:h text:style-name="Heading_20_2" text:outline-level="2">Základní <text:span text:style-name="T16">popis hry a glosář</text:span></text:h>
      <text:p text:style-name="P8">Základní popis hry:<text:line-break/><text:span text:style-name="T7">Hráči jsou rozděleny na N týmů, celá hra sdílí </text:span><text:span text:style-name="T8">balíček </text:span><text:span text:style-name="T7">M kartiček se kterými se hraje. </text:span><text:span text:style-name="T8">Začíná 1 tým, ze kterého vždy jeden hráč vezme z balíčku kartiček právě jednu kartičku, jejíž obsah se snaží sdělit ostatním </text:span><text:span text:style-name="T9">hráčům svého týmu</text:span><text:span text:style-name="T8"> bez toho, že by její obsah přímo vyslovil. </text:span><text:span text:style-name="T9">Pokud </text:span><text:span text:style-name="T10">spoluhráči uhádnou odkládá se kartička bokem a pokračuje se další dokud nedojde časový limit.</text:span></text:p>
      <text:p text:style-name="P9"><text:span text:style-name="T10">P</text:span><text:span text:style-name="T6">o časovém limitu se týmy vystřídají. Hraje se dokud nedojdou kartičky – </text:span><text:span text:style-name="T11">tím končí </text:span><text:span text:style-name="T12">jedno </text:span><text:span text:style-name="T11">kolo.</text:span><text:span text:style-name="T6"> Poté si týmy sečtou kartičky, které uhádly</text:span><text:span text:style-name="T13"> a přičtou si je do svého celkového skóre. </text:span><text:span text:style-name="T14">Hra se hraje na tři kola </text:span><text:span text:style-name="T15">(kartičky se znovu zamíchají)</text:span><text:span text:style-name="T14">, přičemž v prvním kole je povoleno vše, v druhém jen jedno slovo a ve třetím lze používat jen pantomimu.</text:span></text:p>
      <text:p text:style-name="P7"><text:span text:style-name="T19">Kartička</text:span> – jeden řetězec znaků určený k předvádění a hádání <text:span text:style-name="T17">ostatními (např.: Jan Neruda, Brněnský orloj...)</text:span></text:p>
      <text:p text:style-name="P10"><text:span text:style-name="T19">Sada kartiček</text:span> – <text:span text:style-name="T18">množina kartiček sdružených dohromady v jednu kolekci (např.: Čeští spisovatelé, Slavná místa...)</text:span></text:p>
      <text:p text:style-name="P10"><text:span text:style-name="T19">Balíček kartiček</text:span> – <text:span text:style-name="T22">množina kartiček určených pro jednu konkrétní hru, určená náhodným výběrem, o celkovém počtu M.</text:span></text:p>
      <text:p text:style-name="P13">Tým –<text:span text:style-name="T23"> uskupení alespoň 2 hráčů, </text:span><text:span text:style-name="T24">minimální počet týmů ve hře je 2.</text:span></text:p>
      <text:p text:style-name="P12">Tah –<text:span text:style-name="T23"> č</text:span><text:span text:style-name="T25">asově omezený </text:span><text:span text:style-name="T26">prostor ve kterém jeden hráč týmu </text:span><text:span text:style-name="T27">„sdělují“ obsah kartičky </text:span><text:span text:style-name="T28">zbytku svého týmu s účelem uhádnout jich co nejvíc, </text:span><text:span text:style-name="T31">po vypršení časového limitu se týmy </text:span><text:span text:style-name="T32">střídají v pravidelném pořadí.</text:span></text:p>
      <text:p text:style-name="P16">Pravidlo – <text:span text:style-name="T29">neomezeně slov, právě jedno slov, pouze pantomima </text:span><text:span text:style-name="T33">(v tomto daném pořadí).</text:span></text:p>
      <text:p text:style-name="P11"><text:span text:style-name="T19">Kolo</text:span> – <text:span text:style-name="T52">posloupnost tahů předtím než je vyčerpán balíček kartiček, každé kolo má svoje pravidlo, na dodržování dbají hráči sami.</text:span></text:p>
      <text:p text:style-name="P17">Skóre kola – <text:span text:style-name="T23">počet kartiček, které libovolný tým uhádl v průběhu kola.</text:span></text:p>
      <text:p text:style-name="P14">Hra – <text:span text:style-name="T30">posloupnost tří kol, </text:span><text:span text:style-name="T33">kde každé kolo má </text:span><text:span text:style-name="T34">následující </text:span><text:span text:style-name="T33">pravidlo (viz pořadí u </text:span><text:span text:style-name="T35">definice pravidla</text:span><text:span text:style-name="T33">).</text:span></text:p>
      <text:p text:style-name="P15">Skóre<text:span text:style-name="T23"> </text:span><text:span text:style-name="T53">hry –</text:span><text:span text:style-name="T23"> </text:span><text:span text:style-name="T36">počet kartiček, které libovolný tým uhádl v průběhu celé hry, </text:span><text:span text:style-name="T37">je totéž jako součet skóre <text:s/>kol jednotlivých týmů.</text:span></text:p>
      <text:h text:style-name="Heading_20_2" text:outline-level="2">Identifikace požadavků</text:h>
      <text:p text:style-name="P6">Extrafunkční požadavky:</text:p>
      <text:list xml:id="list8317998702340853007" text:style-name="L11">
        <text:list-item>
          <text:p text:style-name="P23">Použití platformy Android <text:span text:style-name="T54">(kromě osobních důvodů ještě lepší realizovatelnost a menší </text:span><text:soft-page-break/><text:span text:style-name="T54">náklady než třeba u iOS aplikací)</text:span></text:p>
        </text:list-item>
        <text:list-item>
          <text:p text:style-name="P24">Lokalizovatelná <text:span text:style-name="T55">(minimálně Čeština a Angličtina)</text:span></text:p>
        </text:list-item>
        <text:list-item>
          <text:p text:style-name="P25">Aplikace musí fungovat v režimu offline.</text:p>
        </text:list-item>
      </text:list>
      <text:p text:style-name="P6">Funkční:</text:p>
      <text:list xml:id="list8469647081878230914" text:style-name="L12">
        <text:list-item>
          <text:p text:style-name="P26">Hrát <text:span text:style-name="T6">hru</text:span></text:p>
        </text:list-item>
        <text:list-item>
          <text:p text:style-name="P26">Spravovat <text:span text:style-name="T6">sady kartiček</text:span></text:p>
        </text:list-item>
        <text:list-item>
          <text:p text:style-name="P27">Ukončit aplikaci – <text:span text:style-name="T57">triviální, dále nerozvedeno.</text:span></text:p>
        </text:list-item>
      </text:list>
      <text:h text:style-name="Heading_20_2" text:outline-level="2">Hraní hry</text:h>
      <text:p text:style-name="P32">Hraní <text:span text:style-name="T61">hry</text:span><text:span text:style-name="T62"> je sekvenční postup, ten je níže podrobně rozepsán.</text:span></text:p>
      <text:p text:style-name="P49"><text:span text:style-name="T62">Celý režim hraní hry bude ve vynuceném landscape režimu.</text:span></text:p>
      <text:p text:style-name="P32">Před zahájením <text:span text:style-name="T76">hry:</text:span></text:p>
      <text:list xml:id="list104046604139572874" text:style-name="L17">
        <text:list-item>
          <text:p text:style-name="P33">Uživatel vybere počet týmů (mezi 2 a 8, <text:span text:style-name="T77">výchozí 3).</text:span></text:p>
        </text:list-item>
        <text:list-item>
          <text:p text:style-name="P34">Uživatel vybere č<text:span text:style-name="T78">asový limit jednoho tahu (mezi 20-60 sekundami, výchozí 30).</text:span></text:p>
        </text:list-item>
        <text:list-item>
          <text:p text:style-name="P35">Uživatel <text:span text:style-name="T79">vybere počet kartiček se kterými chce hrát (mezi 20-80, výchozí 40).</text:span></text:p>
        </text:list-item>
        <text:list-item>
          <text:p text:style-name="P36">Uživatele vybere sady kartiček, ze kterých má být namíchán balíček kartiček.<text:line-break/>Uživatel je poté okamžitě upozorněn, pokud jich není ve vybraných sadách dostatek.</text:p>
        </text:list-item>
        <text:list-item>
          <text:p text:style-name="P38">Uživatel zahájí hru stisknutím tlačítka „<text:span text:style-name="T82">ZAHÁJIT HRU“.</text:span></text:p>
        </text:list-item>
      </text:list>
      <text:p text:style-name="P37"><text:span text:style-name="T80">Samotná hra</text:span>:</text:p>
      <text:list xml:id="list6126099512563345642" text:style-name="L18">
        <text:list-item>
          <text:p text:style-name="P39">Poté co <text:span text:style-name="T81">uživatel zahájí hru zobrazí se obrazovka „1. Kolo“, sumarizace aktuálního pravidla a tlačítko „POKRAČOVAT“, po jeho stisknutí se objeví obrazovka „Hraje Tým X“ s tlačítkem „START“.</text:span></text:p>
        </text:list-item>
        <text:list-item>
          <text:p text:style-name="P40">Po odkliknutí tlačítka START <text:span text:style-name="T83">uvidí obrazovku s následujícími prvky:</text:span></text:p>
          <text:list>
            <text:list-item>
              <text:p text:style-name="P40">„<text:span text:style-name="T84">Hraje Tým X“,</text:span></text:p>
            </text:list-item>
            <text:list-item>
              <text:p text:style-name="P41"><text:span text:style-name="T85">k</text:span>olik zbývá z časového limitu,</text:p>
            </text:list-item>
            <text:list-item>
              <text:p text:style-name="P42">obsahem kartičky (vhodně podané jako kartičky),</text:p>
            </text:list-item>
            <text:list-item>
              <text:p text:style-name="P43">tlačítkem UHÁDNUTO,</text:p>
            </text:list-item>
            <text:list-item>
              <text:p text:style-name="P22">tlačítkem PŘESKOČIT.</text:p>
            </text:list-item>
          </text:list>
        </text:list-item>
        <text:list-item>
          <text:p text:style-name="P44">Po <text:span text:style-name="T86">stisknutí tlačítka PŘESKOČIT</text:span><text:span text:style-name="T51"> </text:span><text:span text:style-name="T63">se zobrazí další kartička, nelze se k předchozí vracet, v případě, že jsou všechny kartičky vyčerpány končí tah předčasně.</text:span></text:p>
        </text:list-item>
        <text:list-item>
          <text:p text:style-name="P45"><text:span text:style-name="T62">Po stisknutí tlačítka UHÁDNUTO se zobrazí další kartička </text:span><text:span text:style-name="T64">a započítá se do skóre právě hrajícího týmu.</text:span></text:p>
        </text:list-item>
        <text:list-item>
          <text:p text:style-name="P46"><text:span text:style-name="T64">P</text:span><text:span text:style-name="T62">o uplynutí časového limitu se opět zobrazí obrazovka „</text:span><text:span text:style-name="T65">Hraje Tým Y“ </text:span><text:span text:style-name="T66">a průběh se opakuje dokud </text:span><text:span text:style-name="T67">nejsou vyčerpány všechny kartičky.</text:span></text:p>
        </text:list-item>
        <text:list-item>
          <text:p text:style-name="P47"><text:span text:style-name="T68">Poté je </text:span><text:span text:style-name="T73">se popsaný proces opakuje</text:span><text:span text:style-name="T70"> </text:span><text:span text:style-name="T73">ještě pro 2. kolo a 3. kolo</text:span><text:span text:style-name="T71">, po jehož </text:span><text:span text:style-name="T72">konci je zobrazen seznam týmů s jejich skóre </text:span><text:span text:style-name="T74">seřazený od nejlepšího. </text:span><text:span text:style-name="T75">Tlačítko „ZPĚT DO MENU“ ukončí hru a provede návrat do menu.</text:span></text:p>
        </text:list-item>
      </text:list>
      <text:p text:style-name="P48"><text:span text:style-name="T75"/></text:p>
      <text:h text:style-name="Heading_20_2" text:outline-level="2"><text:soft-page-break/>Správa <text:span text:style-name="T56">sad </text:span>kartiček</text:h>
      <text:p text:style-name="P28">Uživatel si může zobrazit <text:span text:style-name="T19">seznam sad kartiček</text:span>. <text:span text:style-name="T58">Nad tímto seznamem může:</text:span></text:p>
      <text:list xml:id="list4510875021536579339" text:style-name="L13">
        <text:list-item>
          <text:p text:style-name="P29"><text:span text:style-name="T19">Přidat novou</text:span> – <text:span text:style-name="T59">vyzve uživatele k zadání názvu sady, následně vytvoří prázdnou sadu kartiček s požadovaným názvem.</text:span></text:p>
        </text:list-item>
        <text:list-item>
          <text:p text:style-name="P30"><text:span text:style-name="T19">Prohlédnout</text:span> si konkrétní sadu kartiček – <text:span text:style-name="T59">zobrazí </text:span><text:span text:style-name="T20">seznam kartiček sady</text:span><text:span text:style-name="T39">, </text:span><text:span text:style-name="T40">viz dále.</text:span></text:p>
        </text:list-item>
        <text:list-item>
          <text:p text:style-name="P30"><text:span text:style-name="T19">Smazat</text:span> <text:span text:style-name="T19">vybrané</text:span> <text:span text:style-name="T19">– </text:span><text:span text:style-name="T41">po potvrzení od uživatele smaže zaškrtnuté sady kartiček.</text:span></text:p>
        </text:list-item>
      </text:list>
      <text:p text:style-name="P18"><text:span text:style-name="T38">Už</text:span><text:span text:style-name="T23">ivatel si po kliknutí na konkrétní sadu může zobrazit </text:span>kartičky sady<text:span text:style-name="T23">. Nad </text:span><text:span text:style-name="T39">tímto</text:span><text:span text:style-name="T23"> seznamem může:</text:span></text:p>
      <text:list xml:id="list2233046800651049170" text:style-name="L14">
        <text:list-item>
          <text:p text:style-name="P19">Přidat kartičku<text:span text:style-name="T23"> – </text:span><text:span text:style-name="T42">vyplněním textu kartičky a potvrzení tlačítkem.</text:span></text:p>
        </text:list-item>
        <text:list-item>
          <text:p text:style-name="P21">Upravit kartičku<text:span text:style-name="T23"> – </text:span><text:span text:style-name="T48">po kliknutí </text:span><text:span text:style-name="T49">na kartičku je načtena k úpravě, </text:span><text:span text:style-name="T50">po potvrzení je kartička upravena.</text:span></text:p>
        </text:list-item>
        <text:list-item>
          <text:p text:style-name="P20"><text:span text:style-name="T60">S</text:span>mazat vybrané<text:span text:style-name="T23"> – </text:span><text:span text:style-name="T44">po </text:span><text:span text:style-name="T46">potvrzení</text:span><text:span text:style-name="T44"> od uživatele smaže zaškr</text:span><text:span text:style-name="T45">tn</text:span><text:span text:style-name="T44">uté kartičky.</text:span></text:p>
        </text:list-item>
        <text:list-item>
          <text:p text:style-name="P31"><text:span text:style-name="T21">Importování ze souboru</text:span><text:span text:style-name="T43"> – uživatel je dotázán cestu k textovému soubor</text:span><text:span text:style-name="T47">u, následně je každý řádek vložen jako nová kartičk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cs" fo:country="C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3T21:49:32.761958000</meta:creation-date>
    <meta:generator>LibreOffice/4.1.4.2$MacOSX_x86 LibreOffice_project/0a0440ccc0227ad9829de5f46be37cfb6edcf72</meta:generator>
    <dc:date>2014-11-17T13:30:24.654794000</dc:date>
    <meta:editing-duration>PT13H17M53S</meta:editing-duration>
    <meta:editing-cycles>426</meta:editing-cycles>
    <meta:document-statistic meta:table-count="0" meta:image-count="0" meta:object-count="0" meta:page-count="3" meta:paragraph-count="60" meta:word-count="802" meta:character-count="5134" meta:non-whitespace-character-count="4406"/>
  </office:meta>
</office:document-meta>
</file>